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stroke="dash" draw:stroke-dash="Fine_20_Dashed" draw:fill-color="#ffffff" draw:opacity="100%" draw:textarea-horizontal-align="center" draw:textarea-vertical-align="middle" draw:shadow-opacity="100%"/>
    </style:style>
    <style:style style:name="gr4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5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7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3.974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29.7cm">
          <text:p/>
        </draw:line>
        <draw:rect draw:style-name="gr2" draw:text-style-name="P1" draw:layer="layout" svg:width="72.6cm" svg:height="58.4cm" svg:x="2cm" svg:y="0.5cm">
          <text:p/>
        </draw:rect>
        <draw:rect draw:style-name="gr3" draw:text-style-name="P1" draw:layer="layout" svg:width="71.6cm" svg:height="57.4cm" svg:x="2.5cm" svg:y="1cm">
          <text:p/>
        </draw:rect>
        <draw:rect draw:style-name="gr4" draw:text-style-name="P1" draw:layer="layout" svg:width="9cm" svg:height="58.4cm" svg:x="74.6cm" svg:y="0.5cm">
          <text:p/>
        </draw:rect>
        <draw:line draw:style-name="gr1" draw:text-style-name="P1" draw:layer="layout" svg:x1="74.6cm" svg:y1="43.4cm" svg:x2="83.6cm" svg:y2="43.4cm">
          <text:p/>
        </draw:line>
        <draw:line draw:style-name="gr1" draw:text-style-name="P1" draw:layer="layout" svg:x1="74.6cm" svg:y1="55.1cm" svg:x2="83.6cm" svg:y2="55.1cm">
          <text:p/>
        </draw:line>
        <draw:line draw:style-name="gr1" draw:text-style-name="P1" draw:layer="layout" svg:x1="74.6cm" svg:y1="57.4cm" svg:x2="83.6cm" svg:y2="57.4cm">
          <text:p/>
        </draw:line>
        <draw:line draw:style-name="gr1" draw:text-style-name="P1" draw:layer="layout" svg:x1="74.6cm" svg:y1="54.4cm" svg:x2="83.6cm" svg:y2="54.4cm">
          <text:p/>
        </draw:line>
        <draw:frame draw:style-name="gr5" draw:text-style-name="P2" draw:layer="layout" svg:width="1.6cm" svg:height="0.53cm" svg:x="74.5cm" svg:y="54.4cm">
          <draw:text-box>
            <text:p><text:span text:style-name="T1">Scale:</text:span></text:p>
          </draw:text-box>
        </draw:frame>
        <draw:line draw:style-name="gr1" draw:text-style-name="P1" draw:layer="layout" svg:x1="79.15cm" svg:y1="54.4cm" svg:x2="79.15cm" svg:y2="55.1cm">
          <text:p/>
        </draw:line>
        <draw:frame draw:style-name="gr6" draw:text-style-name="P2" draw:layer="layout" svg:width="1.086cm" svg:height="0.53cm" svg:x="79.154cm" svg:y="54.4cm">
          <draw:text-box>
            <text:p><text:span text:style-name="T1">Date:</text:span></text:p>
          </draw:text-box>
        </draw:frame>
        <draw:line draw:style-name="gr1" draw:text-style-name="P1" draw:layer="layout" svg:x1="74.6cm" svg:y1="52.4cm" svg:x2="83.6cm" svg:y2="52.4cm">
          <text:p/>
        </draw:line>
        <draw:line draw:style-name="gr1" draw:text-style-name="P1" draw:layer="layout" svg:x1="76.6cm" svg:y1="52.4cm" svg:x2="76.6cm" svg:y2="54.4cm">
          <text:p/>
        </draw:line>
        <draw:rect draw:style-name="gr7" draw:text-style-name="P1" draw:layer="layout" svg:width="8.6cm" svg:height="8.6cm" svg:x="74.8cm" svg:y="43.6cm">
          <text:p/>
        </draw:rect>
        <draw:custom-shape draw:name="northarrow" draw:style-name="gr8" draw:text-style-name="P1" draw:layer="printed_elements" svg:width="1.6cm" svg:height="1.6cm" svg:x="74.8cm" svg:y="52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21cm" svg:y1="58.9cm" svg:x2="21cm" svg:y2="59.4cm">
          <text:p/>
        </draw:line>
        <draw:line draw:style-name="gr1" draw:text-style-name="P1" draw:layer="layout" svg:x1="83.6cm" svg:y1="29.7cm" svg:x2="84.1cm" svg:y2="29.7cm">
          <text:p/>
        </draw:line>
        <draw:line draw:style-name="gr1" draw:text-style-name="P1" draw:layer="layout" svg:x1="0cm" svg:y1="29.7cm" svg:x2="2cm" svg:y2="29.7cm">
          <text:p/>
        </draw:line>
        <draw:line draw:style-name="gr1" draw:text-style-name="P1" draw:layer="layout" svg:x1="65.1cm" svg:y1="0cm" svg:x2="65.1cm" svg:y2="0.5cm">
          <text:p/>
        </draw:line>
        <draw:line draw:style-name="gr1" draw:text-style-name="P1" draw:layer="layout" svg:x1="65.1cm" svg:y1="58.9cm" svg:x2="65.1cm" svg:y2="59.4cm">
          <text:p/>
        </draw:line>
        <draw:line draw:style-name="gr1" draw:text-style-name="P1" draw:layer="layout" svg:x1="46.1cm" svg:y1="58.9cm" svg:x2="46.1cm" svg:y2="59.4cm">
          <text:p/>
        </draw:line>
        <draw:line draw:style-name="gr1" draw:text-style-name="P1" draw:layer="layout" svg:x1="46.1cm" svg:y1="0cm" svg:x2="46.1cm" svg:y2="0.5cm">
          <text:p/>
        </draw:line>
        <draw:custom-shape draw:name="map" draw:style-name="gr9" draw:text-style-name="P1" draw:layer="printed_elements" svg:width="71.6cm" svg:height="57.4cm" svg:x="2.5cm" svg:y="1cm">
          <text:p/>
          <draw:enhanced-geometry svg:viewBox="0 0 21600 21600" draw:type="rectangle" draw:enhanced-path="M 0 0 L 21600 0 21600 21600 0 21600 0 0 Z N"/>
        </draw:custom-shape>
        <draw:frame draw:name="comment1" draw:style-name="gr5" draw:text-style-name="P3" draw:layer="printed_elements" svg:width="8.999cm" svg:height="0.649cm" svg:x="74.701cm" svg:y="55.9cm">
          <draw:text-box>
            <text:p><text:span text:style-name="T2">comment1</text:span></text:p>
          </draw:text-box>
        </draw:frame>
        <draw:frame draw:name="title" draw:style-name="gr5" draw:text-style-name="P4" draw:layer="printed_elements" svg:width="8.9cm" svg:height="0.729cm" svg:x="74.7cm" svg:y="55.207cm">
          <draw:text-box>
            <text:p><text:span text:style-name="T3">title</text:span></text:p>
          </draw:text-box>
        </draw:frame>
        <draw:frame draw:name="comment2" draw:style-name="gr5" draw:text-style-name="P3" draw:layer="printed_elements" svg:width="8.998cm" svg:height="0.649cm" svg:x="74.702cm" svg:y="56.651cm">
          <draw:text-box>
            <text:p><text:span text:style-name="T2">comment2</text:span></text:p>
          </draw:text-box>
        </draw:frame>
        <draw:frame draw:name="scale" draw:style-name="gr10" draw:text-style-name="P2" draw:layer="printed_elements" svg:width="3.37cm" svg:height="0.53cm" svg:x="75.73cm" svg:y="54.407cm">
          <draw:text-box>
            <text:p><text:span text:style-name="T1">scale</text:span></text:p>
          </draw:text-box>
        </draw:frame>
        <draw:frame draw:name="date" draw:style-name="gr10" draw:text-style-name="P2" draw:layer="printed_elements" svg:width="3.55cm" svg:height="0.53cm" svg:x="80.05cm" svg:y="54.41cm">
          <draw:text-box>
            <text:p><text:span text:style-name="T1">date</text:span></text:p>
          </draw:text-box>
        </draw:frame>
        <draw:custom-shape draw:name="overview" draw:style-name="gr8" draw:text-style-name="P1" draw:layer="printed_elements" svg:width="8.5cm" svg:height="8.5cm" svg:x="74.85cm" svg:y="43.65cm">
          <text:p/>
          <draw:enhanced-geometry svg:viewBox="0 0 21600 21600" draw:type="rectangle" draw:enhanced-path="M 0 0 L 21600 0 21600 21600 0 21600 0 0 Z N"/>
        </draw:custom-shape>
        <draw:custom-shape draw:name="scalebar" draw:style-name="gr8" draw:text-style-name="P1" draw:layer="printed_elements" svg:width="6cm" svg:height="0.5cm" svg:x="67.2cm" svg:y="5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0T14:37:38.68</meta:creation-date>
    <dc:date>2014-09-23T13:36:28.457394292</dc:date>
    <meta:editing-duration>PT1H33M24S</meta:editing-duration>
    <meta:editing-cycles>17</meta:editing-cycles>
    <meta:generator>LibreOffice/4.2.6.3$Linux_X86_64 LibreOffice_project/420m0$Build-3</meta:generator>
    <meta:document-statistic meta:object-count="31"/>
  </office:meta>
</office:document-meta>
</file>